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/>
    </style:style>
    <style:style style:name="P2" style:family="paragraph" style:parent-style-name="Standard">
      <style:paragraph-properties fo:margin-left="0in" fo:margin-right="0in" fo:line-height="100%" fo:text-indent="0in" style:auto-text-indent="false"/>
    </style:style>
    <style:style style:name="P3" style:family="paragraph" style:parent-style-name="Standard">
      <style:paragraph-properties fo:margin-left="0in" fo:margin-right="0in" fo:line-height="100%" fo:text-indent="0in" style:auto-text-indent="false"/>
      <style:text-properties fo:color="#171923" fo:font-size="12pt" style:font-size-asian="12pt" style:font-size-complex="12pt" fo:background-color="#ffffff"/>
    </style:style>
    <style:style style:name="P4" style:family="paragraph" style:parent-style-name="Standard">
      <style:paragraph-properties fo:margin-left="0in" fo:margin-right="0in" fo:line-height="100%" fo:text-indent="0in" style:auto-text-indent="false"/>
      <style:text-properties fo:color="#171923" fo:font-size="12pt" fo:font-weight="bold" style:font-size-asian="12pt" style:font-weight-asian="bold" style:font-size-complex="12pt" fo:background-color="#ffffff"/>
    </style:style>
    <style:style style:name="P5" style:family="paragraph" style:parent-style-name="Standard" style:master-page-name="Standard">
      <style:paragraph-properties style:page-number="1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T3" style:family="text">
      <style:text-properties fo:color="#171923" fo:font-size="12pt" style:font-size-asian="12pt" style:font-size-complex="12pt" fo:background-color="#ffffff"/>
    </style:style>
    <style:style style:name="T4" style:family="text">
      <style:text-properties fo:color="#171923" fo:font-size="12pt" fo:font-weight="bold" style:font-size-asian="12pt" style:font-weight-asian="bold" style:font-size-complex="12pt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Manual del programador</text:span></text:p>
      <text:p text:style-name="P1"/>
      <text:p text:style-name="P2"><text:span text:style-name="T2">He empezado descargando un cms llamado Wordpress versión 5.8.1 </text:span><text:span text:style-name="T3">qué es un sistema online que nos permite poner en marcha un sitio web de forma práctica y rápida.</text:span></text:p>
      <text:p text:style-name="P3"/>
      <text:p text:style-name="P2"><text:span text:style-name="T3">Lo he conectado con el servidor del colegio, además de añadirle una base de datos mediante el heidiSQL que me han facilitado también en el curso.</text:span></text:p>
      <text:p text:style-name="P3"/>
      <text:p text:style-name="P2"><text:span text:style-name="T3">Una vez todo está conectado, he pasado a descargar varios plugin que voy a necesitar para el proyecto que estoy desarrollando. Entre ellos destaca uno que incluye una gran variedad de temas, entre ellos, el que estoy usando para la web de peluquería. </text:span></text:p>
      <text:p text:style-name="P3"/>
      <text:p text:style-name="P2"><text:span text:style-name="T3">Además de utilizar funciones php que he necesitado en wordpress como get_current_user_id que devuelve el usuario con el que tienes la sesión iniciada y get_post que permite a los desarrolladores recuperar piezas de contenido de la base de datos de wordpress.</text:span></text:p>
      <text:p text:style-name="P3"/>
      <text:p text:style-name="P2"><text:span text:style-name="T3">Éste tiene gran facilidad para crear páginas con el propio tema que se ha instalado, y que he podido modificar de manera sencilla gracias a la herramienta del elementor y del slider revolution.</text:span></text:p>
      <text:p text:style-name="P3"/>
      <text:p text:style-name="P2"><text:span text:style-name="T3">De los plugins que he descargado tenemos el </text:span><text:span text:style-name="T4">Ultimate Member</text:span><text:span text:style-name="T3">, para todo el tema del registro y el login, el cual he tenido que modificarlo con php.</text:span></text:p>
      <text:p text:style-name="P2"><text:span text:style-name="T3">El </text:span><text:span text:style-name="T4">Booking Salon</text:span><text:span text:style-name="T3">, que es un plugin muy práctico para el tema de las citas, al cual le he añadido también nuevas funciones que posteriormente desarrollaré en la exposición.</text:span></text:p>
      <text:p text:style-name="P2"><text:span text:style-name="T3">Un plugin de </text:span><text:span text:style-name="T4">Cookies, </text:span><text:span text:style-name="T3">que cumple con todos los requisitos de la ley de protección de datos (LOPD), el aviso legal y la política de cookies de la web.+</text:span></text:p>
      <text:p text:style-name="P2"><text:span text:style-name="T4">All-in-one WP migration, </text:span><text:span text:style-name="T3">para migrar todos los datos de un servidor a otro y explicaré cómo realizarlo paso a paso.</text:span></text:p>
      <text:p text:style-name="P3"/>
      <text:p text:style-name="P3"/>
      <text:p text:style-name="P2"><text:span text:style-name="T4">Migración hosting</text:span></text:p>
      <text:p text:style-name="P4"/>
      <text:p text:style-name="P2"><text:span text:style-name="T3">Empezamos descargando el plugin previamente dicho. Una vez dentro nos vamos a la opción de exportar, en la que se comprimirá toda la información del servidor en un archivo.wordpress, incluidos los plugins instalados y sus modificaciones.</text:span></text:p>
      <text:p text:style-name="P2"><text:span text:style-name="T3">Una vez hecho esto, nos conectamos al nuevo servidor y le añadimos a este nuestra carpeta de wordpress. </text:span></text:p>
      <text:p text:style-name="P2"><text:span text:style-name="T3">Una vez dentro veremos que no hay nada, aún habiendo importado la misma carpeta en la que estábamos trabajando.</text:span></text:p>
      <text:p text:style-name="P2"><text:span text:style-name="T3">Deberemos instalar en este wordpress el mismo plugin de migración y una vez dentro acceder a la parte de importar, que es ahí donde deberíamos añadir el archivo .wordpress previamente exportado.</text:span></text:p>
      <text:p text:style-name="P2"><text:span text:style-name="T3">Si el archivo supera los 500mb de tamaño, habrá que reducir contenido o instalarse una versión pro de pago de éste mismo plugin.</text:span></text:p>
      <text:p text:style-name="P2"><text:soft-page-break/><text:span text:style-name="T3">Una vez importado, estará todo exactamente igual que como estaba en el antiguo servido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17" meta:word-count="422" meta:character-count="2490" meta:non-whitespace-character-count="2083"/>
    <meta:generator>LibreOfficeDev/6.0.5.2$Linux_X86_64 LibreOffice_project/</meta:generator>
  </office:meta>
</office:document-meta>
</file>